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8.894812" calcext:value-type="float">
            <text:p>28.89481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999894" calcext:value-type="float">
            <text:p>999894</text:p>
          </table:table-cell>
          <table:table-cell office:value-type="float" office:value="0.623984" calcext:value-type="float">
            <text:p>0.623984</text:p>
          </table:table-cell>
        </table:table-row>
        <table:table-row table:style-name="ro1">
          <table:table-cell/>
          <table:table-cell office:value-type="float" office:value="29.307477" calcext:value-type="float">
            <text:p>29.30747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917" calcext:value-type="float">
            <text:p>999917</text:p>
          </table:table-cell>
          <table:table-cell office:value-type="float" office:value="0.611968" calcext:value-type="float">
            <text:p>0.611968</text:p>
          </table:table-cell>
        </table:table-row>
        <table:table-row table:style-name="ro1">
          <table:table-cell/>
          <table:table-cell office:value-type="float" office:value="28.593368" calcext:value-type="float">
            <text:p>28.59336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885" calcext:value-type="float">
            <text:p>999885</text:p>
          </table:table-cell>
          <table:table-cell office:value-type="float" office:value="0.611494" calcext:value-type="float">
            <text:p>0.611494</text:p>
          </table:table-cell>
        </table:table-row>
        <table:table-row table:style-name="ro1">
          <table:table-cell/>
          <table:table-cell office:value-type="float" office:value="28.745551" calcext:value-type="float">
            <text:p>28.74555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9996" calcext:value-type="float">
            <text:p>0.09996</text:p>
          </table:table-cell>
          <table:table-cell office:value-type="float" office:value="999865" calcext:value-type="float">
            <text:p>999865</text:p>
          </table:table-cell>
          <table:table-cell office:value-type="float" office:value="0.611057" calcext:value-type="float">
            <text:p>0.611057</text:p>
          </table:table-cell>
        </table:table-row>
        <table:table-row table:style-name="ro1">
          <table:table-cell/>
          <table:table-cell office:value-type="float" office:value="29.279045" calcext:value-type="float">
            <text:p>29.27904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902" calcext:value-type="float">
            <text:p>999902</text:p>
          </table:table-cell>
          <table:table-cell office:value-type="float" office:value="0.610394" calcext:value-type="float">
            <text:p>0.610394</text:p>
          </table:table-cell>
        </table:table-row>
        <table:table-row table:style-name="ro1">
          <table:table-cell/>
          <table:table-cell office:value-type="float" office:value="29.613257" calcext:value-type="float">
            <text:p>29.61325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927" calcext:value-type="float">
            <text:p>999927</text:p>
          </table:table-cell>
          <table:table-cell office:value-type="float" office:value="0.609021" calcext:value-type="float">
            <text:p>0.609021</text:p>
          </table:table-cell>
        </table:table-row>
        <table:table-row table:style-name="ro1">
          <table:table-cell/>
          <table:table-cell office:value-type="float" office:value="28.757957" calcext:value-type="float">
            <text:p>28.75795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99988" calcext:value-type="float">
            <text:p>0.099988</text:p>
          </table:table-cell>
          <table:table-cell office:value-type="float" office:value="999872" calcext:value-type="float">
            <text:p>999872</text:p>
          </table:table-cell>
          <table:table-cell office:value-type="float" office:value="0.610863" calcext:value-type="float">
            <text:p>0.610863</text:p>
          </table:table-cell>
        </table:table-row>
        <table:table-row table:style-name="ro1">
          <table:table-cell/>
          <table:table-cell office:value-type="float" office:value="28.537425" calcext:value-type="float">
            <text:p>28.53742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8" calcext:value-type="float">
            <text:p>0.099988</text:p>
          </table:table-cell>
          <table:table-cell office:value-type="float" office:value="999886" calcext:value-type="float">
            <text:p>999886</text:p>
          </table:table-cell>
          <table:table-cell office:value-type="float" office:value="0.619003" calcext:value-type="float">
            <text:p>0.619003</text:p>
          </table:table-cell>
        </table:table-row>
        <table:table-row table:style-name="ro1">
          <table:table-cell/>
          <table:table-cell office:value-type="float" office:value="28.200071" calcext:value-type="float">
            <text:p>28.20007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72" calcext:value-type="float">
            <text:p>999872</text:p>
          </table:table-cell>
          <table:table-cell office:value-type="float" office:value="0.610154" calcext:value-type="float">
            <text:p>0.610154</text:p>
          </table:table-cell>
        </table:table-row>
        <table:table-row table:style-name="ro1">
          <table:table-cell/>
          <table:table-cell office:value-type="float" office:value="29.497232" calcext:value-type="float">
            <text:p>29.49723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922" calcext:value-type="float">
            <text:p>999922</text:p>
          </table:table-cell>
          <table:table-cell office:value-type="float" office:value="0.609232" calcext:value-type="float">
            <text:p>0.609232</text:p>
          </table:table-cell>
        </table:table-row>
        <table:table-row table:style-name="ro1">
          <table:table-cell/>
          <table:table-cell office:value-type="float" office:value="28.871266" calcext:value-type="float">
            <text:p>28.87126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9998" calcext:value-type="float">
            <text:p>0.09998</text:p>
          </table:table-cell>
          <table:table-cell office:value-type="float" office:value="999896" calcext:value-type="float">
            <text:p>999896</text:p>
          </table:table-cell>
          <table:table-cell office:value-type="float" office:value="0.609106" calcext:value-type="float">
            <text:p>0.609106</text:p>
          </table:table-cell>
        </table:table-row>
        <table:table-row table:style-name="ro1">
          <table:table-cell/>
          <table:table-cell table:style-name="ce3" table:formula="of:=AVERAGE([.B3:.B13])" office:value-type="float" office:value="28.9361328181818" calcext:value-type="float">
            <text:p>28.9361328181818</text:p>
          </table:table-cell>
          <table:table-cell table:style-name="ce3" table:formula="of:=AVERAGE([.C3:.C13])" office:value-type="float" office:value="0.000027" calcext:value-type="float">
            <text:p>2.7E-05</text:p>
          </table:table-cell>
          <table:table-cell table:style-name="ce3" table:formula="of:=AVERAGE([.D3:.D13])" office:value-type="float" office:value="0.0000482727272727273" calcext:value-type="float">
            <text:p>4.82727272727273E-05</text:p>
          </table:table-cell>
          <table:table-cell table:style-name="ce3" table:formula="of:=AVERAGE([.E3:.E13])" office:value-type="float" office:value="0.0999827272727273" calcext:value-type="float">
            <text:p>0.099982727272727</text:p>
          </table:table-cell>
          <table:table-cell table:style-name="ce3" table:formula="of:=AVERAGE([.F3:.F13])" office:value-type="float" office:value="999894.363636364" calcext:value-type="float">
            <text:p>999894.363636364</text:p>
          </table:table-cell>
          <table:table-cell table:style-name="ce3" table:formula="of:=AVERAGE([.G3:.G13])" office:value-type="float" office:value="0.612388727272727" calcext:value-type="float">
            <text:p>0.612388727272727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0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72.673682" calcext:value-type="float">
            <text:p>272.67368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166" calcext:value-type="float">
            <text:p>9998166</text:p>
          </table:table-cell>
          <table:table-cell office:value-type="float" office:value="6.128562" calcext:value-type="float">
            <text:p>6.128562</text:p>
          </table:table-cell>
        </table:table-row>
        <table:table-row table:style-name="ro1">
          <table:table-cell/>
          <table:table-cell office:value-type="float" office:value="270.913576" calcext:value-type="float">
            <text:p>270.91357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933" calcext:value-type="float">
            <text:p>9997933</text:p>
          </table:table-cell>
          <table:table-cell office:value-type="float" office:value="6.148749" calcext:value-type="float">
            <text:p>6.148749</text:p>
          </table:table-cell>
        </table:table-row>
        <table:table-row table:style-name="ro1">
          <table:table-cell/>
          <table:table-cell office:value-type="float" office:value="281.635814" calcext:value-type="float">
            <text:p>281.63581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8399" calcext:value-type="float">
            <text:p>9998399</text:p>
          </table:table-cell>
          <table:table-cell office:value-type="float" office:value="6.142039" calcext:value-type="float">
            <text:p>6.142039</text:p>
          </table:table-cell>
        </table:table-row>
        <table:table-row table:style-name="ro1">
          <table:table-cell/>
          <table:table-cell office:value-type="float" office:value="267.536693" calcext:value-type="float">
            <text:p>267.53669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99984" calcext:value-type="float">
            <text:p>0.099984</text:p>
          </table:table-cell>
          <table:table-cell office:value-type="float" office:value="9997532" calcext:value-type="float">
            <text:p>9997532</text:p>
          </table:table-cell>
          <table:table-cell office:value-type="float" office:value="6.141314" calcext:value-type="float">
            <text:p>6.141314</text:p>
          </table:table-cell>
        </table:table-row>
        <table:table-row table:style-name="ro1">
          <table:table-cell/>
          <table:table-cell office:value-type="float" office:value="280.310534" calcext:value-type="float">
            <text:p>280.31053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99987" calcext:value-type="float">
            <text:p>0.099987</text:p>
          </table:table-cell>
          <table:table-cell office:value-type="float" office:value="9998489" calcext:value-type="float">
            <text:p>9998489</text:p>
          </table:table-cell>
          <table:table-cell office:value-type="float" office:value="6.143801" calcext:value-type="float">
            <text:p>6.143801</text:p>
          </table:table-cell>
        </table:table-row>
        <table:table-row table:style-name="ro1">
          <table:table-cell/>
          <table:table-cell office:value-type="float" office:value="273.593094" calcext:value-type="float">
            <text:p>273.59309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8120" calcext:value-type="float">
            <text:p>9998120</text:p>
          </table:table-cell>
          <table:table-cell office:value-type="float" office:value="6.148949" calcext:value-type="float">
            <text:p>6.148949</text:p>
          </table:table-cell>
        </table:table-row>
        <table:table-row table:style-name="ro1">
          <table:table-cell/>
          <table:table-cell office:value-type="float" office:value="280.303023" calcext:value-type="float">
            <text:p>280.30302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6" calcext:value-type="float">
            <text:p>0.099986</text:p>
          </table:table-cell>
          <table:table-cell office:value-type="float" office:value="9998257" calcext:value-type="float">
            <text:p>9998257</text:p>
          </table:table-cell>
          <table:table-cell office:value-type="float" office:value="6.115274" calcext:value-type="float">
            <text:p>6.115274</text:p>
          </table:table-cell>
        </table:table-row>
        <table:table-row table:style-name="ro1">
          <table:table-cell/>
          <table:table-cell office:value-type="float" office:value="282.534113" calcext:value-type="float">
            <text:p>282.53411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8474" calcext:value-type="float">
            <text:p>9998474</text:p>
          </table:table-cell>
          <table:table-cell office:value-type="float" office:value="6.154481" calcext:value-type="float">
            <text:p>6.154481</text:p>
          </table:table-cell>
        </table:table-row>
        <table:table-row table:style-name="ro1">
          <table:table-cell/>
          <table:table-cell office:value-type="float" office:value="278.093777" calcext:value-type="float">
            <text:p>278.09377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8287" calcext:value-type="float">
            <text:p>9998287</text:p>
          </table:table-cell>
          <table:table-cell office:value-type="float" office:value="6.134468" calcext:value-type="float">
            <text:p>6.134468</text:p>
          </table:table-cell>
        </table:table-row>
        <table:table-row table:style-name="ro1">
          <table:table-cell/>
          <table:table-cell office:value-type="float" office:value="293.557542" calcext:value-type="float">
            <text:p>293.55754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8625" calcext:value-type="float">
            <text:p>9998625</text:p>
          </table:table-cell>
          <table:table-cell office:value-type="float" office:value="6.115864" calcext:value-type="float">
            <text:p>6.115864</text:p>
          </table:table-cell>
        </table:table-row>
        <table:table-row table:style-name="ro1">
          <table:table-cell/>
          <table:table-cell table:style-name="ce3" table:formula="of:=AVERAGE([.B19:.B28])" office:value-type="float" office:value="278.1151848" calcext:value-type="float">
            <text:p>278.1151848</text:p>
          </table:table-cell>
          <table:table-cell table:style-name="ce3" table:formula="of:=AVERAGE([.C19:.C28])" office:value-type="float" office:value="0.0000257" calcext:value-type="float">
            <text:p>2.57E-05</text:p>
          </table:table-cell>
          <table:table-cell table:style-name="ce3" table:formula="of:=AVERAGE([.D19:.D28])" office:value-type="float" office:value="0.0000494" calcext:value-type="float">
            <text:p>4.94E-05</text:p>
          </table:table-cell>
          <table:table-cell table:style-name="ce3" table:formula="of:=AVERAGE([.E19:.E28])" office:value-type="float" office:value="0.0999839" calcext:value-type="float">
            <text:p>0.0999839</text:p>
          </table:table-cell>
          <table:table-cell table:style-name="ce3" table:formula="of:=AVERAGE([.F19:.F28])" office:value-type="float" office:value="9998228.2" calcext:value-type="float">
            <text:p>9998228.2</text:p>
          </table:table-cell>
          <table:table-cell table:style-name="ce3" table:formula="of:=AVERAGE([.G19:.G28])" office:value-type="float" office:value="6.1373501" calcext:value-type="float">
            <text:p>6.1373501</text:p>
          </table:table-cell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NUMBER OF ROWS : 100 000 000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otal Time</text:p>
          </table:table-cell>
          <table:table-cell office:value-type="string" calcext:value-type="string">
            <text:p>Mean Time Insertion</text:p>
          </table:table-cell>
          <table:table-cell office:value-type="string" calcext:value-type="string">
            <text:p>First Insertion</text:p>
          </table:table-cell>
          <table:table-cell office:value-type="string" calcext:value-type="string">
            <text:p>Last Insertion</text:p>
          </table:table-cell>
          <table:table-cell office:value-type="string" calcext:value-type="string">
            <text:p>Total Insertion before failing</text:p>
          </table:table-cell>
          <table:table-cell office:value-type="string" calcext:value-type="string">
            <text:p>Time for cleaning</text:p>
          </table:table-cell>
        </table:table-row>
        <table:table-row table:style-name="ro1">
          <table:table-cell/>
          <table:table-cell office:value-type="float" office:value="2673.53863" calcext:value-type="float">
            <text:p>2673.5386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" calcext:value-type="float">
            <text:p>0.09998</text:p>
          </table:table-cell>
          <table:table-cell office:value-type="float" office:value="99962155" calcext:value-type="float">
            <text:p>99962155</text:p>
          </table:table-cell>
          <table:table-cell office:value-type="float" office:value="62.089888" calcext:value-type="float">
            <text:p>62.089888</text:p>
          </table:table-cell>
        </table:table-row>
        <table:table-row table:style-name="ro1">
          <table:table-cell/>
          <table:table-cell office:value-type="float" office:value="2701.574791" calcext:value-type="float">
            <text:p>2701.57479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78719" calcext:value-type="float">
            <text:p>99978719</text:p>
          </table:table-cell>
          <table:table-cell office:value-type="float" office:value="61.226249" calcext:value-type="float">
            <text:p>61.226249</text:p>
          </table:table-cell>
        </table:table-row>
        <table:table-row table:style-name="ro1">
          <table:table-cell/>
          <table:table-cell office:value-type="float" office:value="2737.718118" calcext:value-type="float">
            <text:p>2737.71811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75895" calcext:value-type="float">
            <text:p>99975895</text:p>
          </table:table-cell>
          <table:table-cell office:value-type="float" office:value="62.464838" calcext:value-type="float">
            <text:p>62.464838</text:p>
          </table:table-cell>
        </table:table-row>
        <table:table-row table:style-name="ro1">
          <table:table-cell/>
          <table:table-cell office:value-type="float" office:value="2748.774798" calcext:value-type="float">
            <text:p>2748.77479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75179" calcext:value-type="float">
            <text:p>99975179</text:p>
          </table:table-cell>
          <table:table-cell office:value-type="float" office:value="62.302049" calcext:value-type="float">
            <text:p>62.302049</text:p>
          </table:table-cell>
        </table:table-row>
        <table:table-row table:style-name="ro1">
          <table:table-cell/>
          <table:table-cell office:value-type="float" office:value="2769.122399" calcext:value-type="float">
            <text:p>2769.12239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99981" calcext:value-type="float">
            <text:p>0.099981</text:p>
          </table:table-cell>
          <table:table-cell office:value-type="float" office:value="99975746" calcext:value-type="float">
            <text:p>99975746</text:p>
          </table:table-cell>
          <table:table-cell office:value-type="float" office:value="62.237334" calcext:value-type="float">
            <text:p>62.237334</text:p>
          </table:table-cell>
        </table:table-row>
        <table:table-row table:style-name="ro1">
          <table:table-cell/>
          <table:table-cell office:value-type="float" office:value="2792.054228" calcext:value-type="float">
            <text:p>2792.05422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99957" calcext:value-type="float">
            <text:p>0.099957</text:p>
          </table:table-cell>
          <table:table-cell office:value-type="float" office:value="99978651" calcext:value-type="float">
            <text:p>99978651</text:p>
          </table:table-cell>
          <table:table-cell office:value-type="float" office:value="64.499296" calcext:value-type="float">
            <text:p>64.499296</text:p>
          </table:table-cell>
        </table:table-row>
        <table:table-row table:style-name="ro1">
          <table:table-cell/>
          <table:table-cell office:value-type="float" office:value="2799.965513" calcext:value-type="float">
            <text:p>2799.96551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6898" calcext:value-type="float">
            <text:p>99976898</text:p>
          </table:table-cell>
          <table:table-cell office:value-type="float" office:value="61.327781" calcext:value-type="float">
            <text:p>61.327781</text:p>
          </table:table-cell>
        </table:table-row>
        <table:table-row table:style-name="ro1">
          <table:table-cell/>
          <table:table-cell office:value-type="float" office:value="2812.992251" calcext:value-type="float">
            <text:p>2812.99225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99983" calcext:value-type="float">
            <text:p>0.099983</text:p>
          </table:table-cell>
          <table:table-cell office:value-type="float" office:value="99979650" calcext:value-type="float">
            <text:p>99979650</text:p>
          </table:table-cell>
          <table:table-cell office:value-type="float" office:value="62.103136" calcext:value-type="float">
            <text:p>62.103136</text:p>
          </table:table-cell>
        </table:table-row>
        <table:table-row table:style-name="ro1">
          <table:table-cell/>
          <table:table-cell office:value-type="float" office:value="2822.718615" calcext:value-type="float">
            <text:p>2822.71861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99979600" calcext:value-type="float">
            <text:p>99979600</text:p>
          </table:table-cell>
          <table:table-cell office:value-type="float" office:value="62.348111" calcext:value-type="float">
            <text:p>62.348111</text:p>
          </table:table-cell>
        </table:table-row>
        <table:table-row table:style-name="ro1">
          <table:table-cell/>
          <table:table-cell office:value-type="float" office:value="2840.866148" calcext:value-type="float">
            <text:p>2840.86614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99985" calcext:value-type="float">
            <text:p>0.099985</text:p>
          </table:table-cell>
          <table:table-cell office:value-type="float" office:value="99975577" calcext:value-type="float">
            <text:p>99975577</text:p>
          </table:table-cell>
          <table:table-cell office:value-type="float" office:value="61.315465" calcext:value-type="float">
            <text:p>61.315465</text:p>
          </table:table-cell>
        </table:table-row>
        <table:table-row table:style-name="ro1">
          <table:table-cell/>
          <table:table-cell table:style-name="ce3" table:formula="of:=AVERAGE([.B34:.B43])" office:value-type="float" office:value="2769.9325491" calcext:value-type="float">
            <text:p>2769.9325491</text:p>
          </table:table-cell>
          <table:table-cell table:style-name="ce3" table:formula="of:=AVERAGE([.C34:.C43])" office:value-type="float" office:value="0.0000256" calcext:value-type="float">
            <text:p>2.56E-05</text:p>
          </table:table-cell>
          <table:table-cell table:style-name="ce3" table:formula="of:=AVERAGE([.D34:.D43])" office:value-type="float" office:value="0.0000486" calcext:value-type="float">
            <text:p>4.86E-05</text:p>
          </table:table-cell>
          <table:table-cell table:style-name="ce3" table:formula="of:=AVERAGE([.E34:.E43])" office:value-type="float" office:value="0.0999799" calcext:value-type="float">
            <text:p>0.0999799</text:p>
          </table:table-cell>
          <table:table-cell table:style-name="ce3" table:formula="of:=AVERAGE([.F34:.F43])" office:value-type="float" office:value="99975807" calcext:value-type="float">
            <text:p>99975807</text:p>
          </table:table-cell>
          <table:table-cell table:style-name="ce3" table:formula="of:=AVERAGE([.G34:.G43])" office:value-type="float" office:value="62.1914147" calcext:value-type="float">
            <text:p>62.1914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14:46:22.987594224</meta:creation-date>
    <dc:date>2020-11-14T15:01:45.351043225</dc:date>
    <meta:editing-duration>PT5M11S</meta:editing-duration>
    <meta:editing-cycles>2</meta:editing-cycles>
    <meta:generator>LibreOffice/7.0.3.1$Linux_X86_64 LibreOffice_project/d7547858d014d4cf69878db179d326fc3483e082</meta:generator>
    <meta:document-statistic meta:table-count="1" meta:cell-count="225" meta:object-count="0"/>
  </office:meta>
</office:document-meta>
</file>